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mbieLateralCacheService.removeAll( String cacheName , lo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ombieLateralCacheService.getGroupKeys( String cache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LateralCacheService.update( ICacheElement item , lo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ombieLateralCacheService.remove( String cacheName , Serializable key , lo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